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media-type="application/vnd.oasis.opendocument.formula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5" manifest:media-type=""/>
  <manifest:file-entry manifest:full-path="ObjectReplacements/Object 33" manifest:media-type="application/x-openoffice-gdimetafile;windows_formatname=&quot;GDIMetaFile&quot;"/>
  <manifest:file-entry manifest:full-path="ObjectReplacements/Object 172" manifest:media-type=""/>
  <manifest:file-entry manifest:full-path="ObjectReplacements/Object 155" manifest:media-type="application/x-openoffice-gdimetafile;windows_formatname=&quot;GDIMetaFile&quot;"/>
  <manifest:file-entry manifest:full-path="ObjectReplacements/Object 59" manifest:media-type=""/>
  <manifest:file-entry manifest:full-path="ObjectReplacements/Object 7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5" manifest:media-type=""/>
  <manifest:file-entry manifest:full-path="ObjectReplacements/Object 15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4" manifest:media-type=""/>
  <manifest:file-entry manifest:full-path="ObjectReplacements/Object 61" manifest:media-type=""/>
  <manifest:file-entry manifest:full-path="ObjectReplacements/Object 2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2" manifest:media-type=""/>
  <manifest:file-entry manifest:full-path="ObjectReplacements/Object 60" manifest:media-type=""/>
  <manifest:file-entry manifest:full-path="ObjectReplacements/Object 1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"/>
  <manifest:file-entry manifest:full-path="ObjectReplacements/Object 72" manifest:media-type=""/>
  <manifest:file-entry manifest:full-path="ObjectReplacements/Object 157" manifest:media-type="application/x-openoffice-gdimetafile;windows_formatname=&quot;GDIMetaFile&quot;"/>
  <manifest:file-entry manifest:full-path="ObjectReplacements/Object 71" manifest:media-type=""/>
  <manifest:file-entry manifest:full-path="ObjectReplacements/Object 156" manifest:media-type="application/x-openoffice-gdimetafile;windows_formatname=&quot;GDIMetaFile&quot;"/>
  <manifest:file-entry manifest:full-path="ObjectReplacements/Object 173" manifest:media-type="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6" manifest:media-type=""/>
  <manifest:file-entry manifest:full-path="ObjectReplacements/Object 159" manifest:media-type="application/x-openoffice-gdimetafile;windows_formatname=&quot;GDIMetaFile&quot;"/>
  <manifest:file-entry manifest:full-path="ObjectReplacements/Object 91" manifest:media-type=""/>
  <manifest:file-entry manifest:full-path="ObjectReplacements/Object 170" manifest:media-type=""/>
  <manifest:file-entry manifest:full-path="ObjectReplacements/Object 31" manifest:media-type="application/x-openoffice-gdimetafile;windows_formatname=&quot;GDIMetaFile&quot;"/>
  <manifest:file-entry manifest:full-path="ObjectReplacements/Object 74" manifest:media-type="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9" manifest:media-type=""/>
  <manifest:file-entry manifest:full-path="ObjectReplacements/Object 88" manifest:media-type=""/>
  <manifest:file-entry manifest:full-path="ObjectReplacements/Object 92" manifest:media-type=""/>
  <manifest:file-entry manifest:full-path="ObjectReplacements/Object 38" manifest:media-type="application/x-openoffice-gdimetafile;windows_formatname=&quot;GDIMetaFile&quot;"/>
  <manifest:file-entry manifest:full-path="ObjectReplacements/Object 177" manifest:media-type=""/>
  <manifest:file-entry manifest:full-path="ObjectReplacements/Object 67" manifest:media-type=""/>
  <manifest:file-entry manifest:full-path="ObjectReplacements/Object 90" manifest:media-type=""/>
  <manifest:file-entry manifest:full-path="ObjectReplacements/Object 75" manifest:media-type=""/>
  <manifest:file-entry manifest:full-path="ObjectReplacements/Object 32" manifest:media-type="application/x-openoffice-gdimetafile;windows_formatname=&quot;GDIMetaFile&quot;"/>
  <manifest:file-entry manifest:full-path="ObjectReplacements/Object 171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1" manifest:media-type=""/>
  <manifest:file-entry manifest:full-path="ObjectReplacements/Object 18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"/>
  <manifest:file-entry manifest:full-path="ObjectReplacements/Object 97" manifest:media-type=""/>
  <manifest:file-entry manifest:full-path="ObjectReplacements/Object 104" manifest:media-type=""/>
  <manifest:file-entry manifest:full-path="ObjectReplacements/Object 109" manifest:media-type=""/>
  <manifest:file-entry manifest:full-path="ObjectReplacements/Object 16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0" manifest:media-type=""/>
  <manifest:file-entry manifest:full-path="ObjectReplacements/Object 103" manifest:media-type=""/>
  <manifest:file-entry manifest:full-path="ObjectReplacements/Object 108" manifest:media-type=""/>
  <manifest:file-entry manifest:full-path="ObjectReplacements/Object 107" manifest:media-type=""/>
  <manifest:file-entry manifest:full-path="ObjectReplacements/Object 98" manifest:media-type="application/x-openoffice-gdimetafile;windows_formatname=&quot;GDIMetaFile&quot;"/>
  <manifest:file-entry manifest:full-path="ObjectReplacements/Object 105" manifest:media-type=""/>
  <manifest:file-entry manifest:full-path="ObjectReplacements/Object 102" manifest:media-type=""/>
  <manifest:file-entry manifest:full-path="ObjectReplacements/Object 101" manifest:media-type=""/>
  <manifest:file-entry manifest:full-path="ObjectReplacements/Object 100" manifest:media-type="application/x-openoffice-gdimetafile;windows_formatname=&quot;GDIMetaFile&quot;"/>
  <manifest:file-entry manifest:full-path="ObjectReplacements/Object 99" manifest:media-type=""/>
  <manifest:file-entry manifest:full-path="ObjectReplacements/Object 73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25" manifest:media-type=""/>
  <manifest:file-entry manifest:full-path="ObjectReplacements/Object 68" manifest:media-type="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media-type="application/vnd.oasis.opendocument.formula"/>
  <manifest:file-entry manifest:full-path="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Object 72/content.xml" manifest:media-type="text/xml"/>
  <manifest:file-entry manifest:full-path="Object 72/settings.xml" manifest:media-type="text/xml"/>
  <manifest:file-entry manifest:full-path="Object 72/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fo:margin-top="0cm" fo:margin-bottom="0.101cm" table:align="margins"/>
    </style:style>
    <style:style style:name="Tableau1.A" style:family="table-column">
      <style:table-column-properties style:column-width="0.482cm" style:rel-column-width="3449*"/>
    </style:style>
    <style:style style:name="Tableau1.L" style:family="table-column">
      <style:table-column-properties style:column-width="3.854cm" style:rel-column-width="27596*"/>
    </style:style>
    <style:style style:name="Tableau1.A1" style:family="table-cell">
      <style:table-cell-properties style:vertical-align="middle" fo:background-color="#e32c1a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background-color="#e32c1a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.D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.G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H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.I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1.J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K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L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8" style:family="table">
      <style:table-properties style:width="9.151cm" fo:margin-top="0.101cm" fo:margin-bottom="0cm" table:align="margins"/>
    </style:style>
    <style:style style:name="Tableau18.A" style:family="table-column">
      <style:table-column-properties style:column-width="0.31cm" style:rel-column-width="2229*"/>
    </style:style>
    <style:style style:name="Tableau18.R" style:family="table-column">
      <style:table-column-properties style:column-width="3.859cm" style:rel-column-width="27642*"/>
    </style:style>
    <style:style style:name="Tableau18.A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8.B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8.F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18.Q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8.R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9" style:family="table">
      <style:table-properties style:width="9.151cm" table:align="margins"/>
    </style:style>
    <style:style style:name="Tableau19.A" style:family="table-column">
      <style:table-column-properties style:column-width="0.183cm" style:rel-column-width="1308*"/>
    </style:style>
    <style:style style:name="Tableau19.d" style:family="table-column">
      <style:table-column-properties style:column-width="3.854cm" style:rel-column-width="27603*"/>
    </style:style>
    <style:style style:name="Tableau19.A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9.B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9.J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19.S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T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9.U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19.V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W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X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Y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Z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a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b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c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d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0" style:family="table">
      <style:table-properties style:width="9.151cm" table:align="margins"/>
    </style:style>
    <style:style style:name="Tableau20.A" style:family="table-column">
      <style:table-column-properties style:column-width="0.279cm" style:rel-column-width="1996*"/>
    </style:style>
    <style:style style:name="Tableau20.T" style:family="table-column">
      <style:table-column-properties style:column-width="3.856cm" style:rel-column-width="27611*"/>
    </style:style>
    <style:style style:name="Tableau20.A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20.B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20.E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20.I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J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0.K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20.L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M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N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O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0.P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20.Q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R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S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T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1" style:family="table">
      <style:table-properties style:width="9.151cm" fo:margin-top="0cm" fo:margin-bottom="0.101cm" table:align="margins"/>
    </style:style>
    <style:style style:name="Tableau21.A" style:family="table-column">
      <style:table-column-properties style:column-width="0.171cm" style:rel-column-width="1223*"/>
    </style:style>
    <style:style style:name="Tableau21.f" style:family="table-column">
      <style:table-column-properties style:column-width="3.858cm" style:rel-column-width="27622*"/>
    </style:style>
    <style:style style:name="Tableau21.A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21.B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21.H1" style:family="table-cell">
      <style:table-cell-properties style:vertical-align="middle"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21.O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P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1.Q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21.R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S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T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U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V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W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X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1.Y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21.Z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a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b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c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d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e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f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M_20_page_20_impaire_20__28_D_29_">
      <style:text-properties officeooo:rsid="01035d0f" officeooo:paragraph-rsid="01035d0f"/>
    </style:style>
    <style:style style:name="P5" style:family="paragraph" style:parent-style-name="_5f_Header_20_P_20_page_20_paire_20__28_G_29_">
      <style:text-properties officeooo:rsid="0107aa33" officeooo:paragraph-rsid="0107aa33"/>
    </style:style>
    <style:style style:name="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N_20_page_20_paire_20__28_G_29_">
      <style:text-properties officeooo:rsid="00f84d06" officeooo:paragraph-rsid="00f84d06"/>
    </style:style>
    <style:style style:name="P12" style:family="paragraph" style:parent-style-name="_5f_Header_20_G_20_page_20_paire_20__28_G_29_">
      <style:text-properties officeooo:rsid="00fbc68f" officeooo:paragraph-rsid="00fbc68f"/>
    </style:style>
    <style:style style:name="P13" style:family="paragraph" style:parent-style-name="_5f_Paragraphe" style:master-page-name="">
      <style:paragraph-properties fo:margin-right="0cm" fo:margin-top="0cm" fo:margin-bottom="0cm" style:contextual-spacing="false" style:page-number="auto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text-properties officeooo:paragraph-rsid="013c280e"/>
    </style:style>
    <style:style style:name="P23" style:family="paragraph" style:parent-style-name="_5f_Footer_20_page_20_paire_20__28_G_29_">
      <style:text-properties officeooo:paragraph-rsid="0142af40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16a8b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3" style:family="paragraph" style:parent-style-name="_5f_Header_20_D_20_page_20_paire_20__28_G_29_">
      <style:text-properties officeooo:rsid="0101821f" officeooo:paragraph-rsid="0101821f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aragraphe_5f_Réponse_5f_Elève_5f_Fractions_5f_numéroté" style:list-style-name="_5f_Numérotation_20_des_20_exercices"/>
    <style:style style:name="P45" style:family="paragraph" style:parent-style-name="_5f_Paragraphe_5f_Réponse_5f_Elève_5f_numéroté" style:list-style-name="_5f_Numérotation_20_des_20_exercices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48" style:family="paragraph" style:parent-style-name="_5f_Premier_5f_Titre_5f_Exercices_5f_avec_5f_Num_5f_Exo_5f_sans_5f_Titre" style:list-style-name="_5f_Numérotation_20_des_20_exercices"/>
    <style:style style:name="P49" style:family="paragraph" style:parent-style-name="_5f_Titre_5f_Exercices_5f_sans_5f_Titre" style:list-style-name="_5f_Numérotation_20_des_20_exercices"/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d62e4e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9d0f89"/>
    </style:style>
    <style:style style:name="P55" style:family="paragraph">
      <loext:graphic-properties draw:fill="solid" draw:fill-color="#1ca2b8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1" style:family="paragraph">
      <loext:graphic-properties draw:fill="solid" draw:fill-color="#f99e06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top" style:vertical-rel="text" style:horizontal-pos="from-left" style:horizontal-rel="paragraph-content" fo:padding="0cm" fo:border="non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top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274*" fo:start-indent="0cm" fo:end-indent="0.15cm"/>
          <style:column style:rel-width="2914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45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7" text:outline-level="1"><text:span text:style-name="_5f_Caractères_5f_gras">Entiers et fractions plus petites que 1</text:span></text:h>
        </text:list-item>
      </text:list>
      <text:h text:style-name="_5f_Paragraphe_5f_avec_5f_espace_5f_en_5f_dessous" text:outline-level="1"><text:span text:style-name="_5f_Caractères">En t’inspirant de l’exemple ci-dessous, dans chacun des cas suivants :</text:span></text:h>
      <table:table table:name="Tableau1" table:style-name="Tableau1">
        <table:table-column table:style-name="Tableau1.A" table:number-columns-repeated="11"/>
        <table:table-column table:style-name="Tableau1.L"/>
        <table:table-row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D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G1" office:value-type="string">
            <text:h text:style-name="_5f_Tableau_5f_Centré" text:outline-level="1"><text:span text:style-name="_5f_Caractères"/></text:h>
          </table:table-cell>
          <table:table-cell table:style-name="Tableau1.H1" office:value-type="string">
            <text:h text:style-name="_5f_Tableau_5f_Centré" text:outline-level="1"><text:span text:style-name="_5f_Caractères"/></text:h>
          </table:table-cell>
          <table:table-cell table:style-name="Tableau1.I1" office:value-type="string">
            <text:h text:style-name="_5f_Tableau_5f_Centré" text:outline-level="1"/>
          </table:table-cell>
          <table:table-cell table:style-name="Tableau1.J1" office:value-type="string">
            <text:h text:style-name="_5f_Tableau_5f_Centré" text:outline-level="1"/>
          </table:table-cell>
          <table:table-cell table:style-name="Tableau1.K1" office:value-type="string">
            <text:h text:style-name="_5f_Tableau_5f_Centré" text:outline-level="1"/>
          </table:table-cell>
          <table:table-cell table:style-name="Tableau1.L1" office:value-type="string">
            <text:h text:style-name="_5f_Tableau_5f_Centré" text:outline-level="1"><text:span text:style-name="_5f_Caractères"><draw:frame draw:style-name="fr8" draw:name="Objet162" text:anchor-type="as-char" svg:width="0.497cm" svg:height="0.873cm" draw:z-index="49"><draw:object xlink:href="./Object 25" xlink:type="simple" xlink:show="embed" xlink:actuate="onLoad"/><draw:image xlink:href="./ObjectReplacements/Object 25" xlink:type="simple" xlink:show="embed" xlink:actuate="onLoad"/><svg:desc>formule</svg:desc></draw:frame></text:span> =<text:span text:style-name="Character_5f_20_5f_style"> 1 + </text:span><draw:frame draw:style-name="fr9" draw:name="Objet172" text:anchor-type="as-char" svg:y="-0.534cm" svg:width="0.492cm" svg:height="0.87cm" draw:z-index="52"><draw:object xlink:href="./Object 26" xlink:type="simple" xlink:show="embed" xlink:actuate="onLoad"/><draw:image xlink:href="./ObjectReplacements/Object 26" xlink:type="simple" xlink:show="embed" xlink:actuate="onLoad"/><svg:desc>formule</svg:desc></draw:frame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46"><text:span text:style-name="_5f_Caractères">Colorie la fraction du rectangle indiquée ;</text:span></text:p>
            </text:list-item>
            <text:list-item>
              <text:p text:style-name="P46"><text:span text:style-name="_5f_Caractères">Écris la fraction sous la forme de la somme d’un nombre entier et d’une fraction plus petite que 1.</text:span></text:p>
            </text:list-item>
          </text:list>
        </text:list-item>
      </text:list>
      <table:table table:name="Tableau18" table:style-name="Tableau18">
        <table:table-column table:style-name="Tableau18.A" table:number-columns-repeated="17"/>
        <table:table-column table:style-name="Tableau18.R"/>
        <table:table-row>
          <table:table-cell table:style-name="Tableau18.A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F1" office:value-type="string">
            <text:h text:style-name="_5f_Tableau_5f_Centré" text:outline-level="1"><text:span text:style-name="_5f_Caractères"/></text:h>
          </table:table-cell>
          <table:table-cell table:style-name="Tableau18.A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F1" office:value-type="string">
            <text:h text:style-name="_5f_Tableau_5f_Centré" text:outline-level="1"><text:span text:style-name="_5f_Caractères"/></text:h>
          </table:table-cell>
          <table:table-cell table:style-name="Tableau18.A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B1" office:value-type="string">
            <text:h text:style-name="_5f_Tableau_5f_Centré" text:outline-level="1"><text:span text:style-name="_5f_Caractères"/></text:h>
          </table:table-cell>
          <table:table-cell table:style-name="Tableau18.Q1" office:value-type="string">
            <text:h text:style-name="_5f_Tableau_5f_Centré" text:outline-level="1"><text:span text:style-name="_5f_Caractères"/></text:h>
          </table:table-cell>
          <table:table-cell table:style-name="Tableau18.R1" office:value-type="string">
            <text:h text:style-name="_5f_Tableau_5f_Centré" text:outline-level="1"><text:span text:style-name="_5f_Caractères"><draw:frame draw:style-name="fr8" draw:name="Objet1810" text:anchor-type="as-char" svg:width="0.497cm" svg:height="0.873cm" draw:z-index="53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"> = ....... + </text:span><text:span text:style-name="_5f_Caractères"><draw:frame draw:style-name="fr9" draw:name="Objet2" text:anchor-type="as-char" svg:y="-0.534cm" svg:width="0.716cm" svg:height="0.87cm" draw:z-index="54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h>
          </table:table-cell>
        </table:table-row>
      </table:table>
      <text:h text:style-name="_5f_Paragraphe" text:outline-level="1"><text:span text:style-name="_5f_Caractères"/></text:h>
      <table:table table:name="Tableau19" table:style-name="Tableau19">
        <table:table-column table:style-name="Tableau19.A" table:number-columns-repeated="29"/>
        <table:table-column table:style-name="Tableau19.d"/>
        <table:table-row>
          <table:table-cell table:style-name="Tableau19.A1" office:value-type="string">
            <text:h text:style-name="_5f_Tableau_5f_Centré" text:outline-level="1"><text:span text:style-name="_5f_Caractères"/></text:h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J1" office:value-type="string">
            <text:h text:style-name="_5f_Tableau_5f_Centré" text:outline-level="1"/>
          </table:table-cell>
          <table:table-cell table:style-name="Tableau19.A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S1" office:value-type="string">
            <text:h text:style-name="_5f_Tableau_5f_Centré" text:outline-level="1"/>
          </table:table-cell>
          <table:table-cell table:style-name="Tableau19.T1" office:value-type="string">
            <text:h text:style-name="_5f_Tableau_5f_Centré" text:outline-level="1"/>
          </table:table-cell>
          <table:table-cell table:style-name="Tableau19.U1" office:value-type="string">
            <text:h text:style-name="_5f_Tableau_5f_Centré" text:outline-level="1"/>
          </table:table-cell>
          <table:table-cell table:style-name="Tableau19.V1" office:value-type="string">
            <text:h text:style-name="_5f_Tableau_5f_Centré" text:outline-level="1"/>
          </table:table-cell>
          <table:table-cell table:style-name="Tableau19.W1" office:value-type="string">
            <text:h text:style-name="_5f_Tableau_5f_Centré" text:outline-level="1"/>
          </table:table-cell>
          <table:table-cell table:style-name="Tableau19.X1" office:value-type="string">
            <text:h text:style-name="_5f_Tableau_5f_Centré" text:outline-level="1"/>
          </table:table-cell>
          <table:table-cell table:style-name="Tableau19.Y1" office:value-type="string">
            <text:h text:style-name="_5f_Tableau_5f_Centré" text:outline-level="1"/>
          </table:table-cell>
          <table:table-cell table:style-name="Tableau19.Z1" office:value-type="string">
            <text:h text:style-name="_5f_Tableau_5f_Centré" text:outline-level="1"/>
          </table:table-cell>
          <table:table-cell table:style-name="Tableau19.a1" office:value-type="string">
            <text:h text:style-name="_5f_Tableau_5f_Centré" text:outline-level="1"/>
          </table:table-cell>
          <table:table-cell table:style-name="Tableau19.b1" office:value-type="string">
            <text:h text:style-name="_5f_Tableau_5f_Centré" text:outline-level="1"/>
          </table:table-cell>
          <table:table-cell table:style-name="Tableau19.c1" office:value-type="string">
            <text:h text:style-name="_5f_Tableau_5f_Centré" text:outline-level="1"/>
          </table:table-cell>
          <table:table-cell table:style-name="Tableau19.d1" office:value-type="string">
            <text:h text:style-name="_5f_Tableau_5f_Centré" text:outline-level="1"><text:span text:style-name="_5f_Caractères"><draw:frame draw:style-name="fr8" draw:name="Objet222" text:anchor-type="as-char" svg:width="0.721cm" svg:height="0.873cm" draw:z-index="55"><draw:object xlink:href="./Object 29" xlink:type="simple" xlink:show="embed" xlink:actuate="onLoad"/><draw:image xlink:href="./ObjectReplacements/Object 29" xlink:type="simple" xlink:show="embed" xlink:actuate="onLoad"/><svg:desc>formule</svg:desc></draw:frame></text:span> = <text:span text:style-name="_5f_pointillés_20_gris">........ </text:span><text:span text:style-name="Character_5f_20_5f_style">+ </text:span><text:span text:style-name="Character_5f_20_5f_style"><draw:frame draw:style-name="fr9" draw:name="Objet3" text:anchor-type="as-char" svg:y="-0.534cm" svg:width="0.716cm" svg:height="0.87cm" draw:z-index="5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h>
          </table:table-cell>
        </table:table-row>
      </table:table>
      <text:h text:style-name="_5f_Paragraphe" text:outline-level="1"/>
      <table:table table:name="Tableau20" table:style-name="Tableau20">
        <table:table-column table:style-name="Tableau20.A" table:number-columns-repeated="19"/>
        <table:table-column table:style-name="Tableau20.T"/>
        <table:table-row>
          <table:table-cell table:style-name="Tableau20.A1" office:value-type="string">
            <text:h text:style-name="_5f_Tableau_5f_Centré" text:outline-level="1"><text:span text:style-name="_5f_Caractères"/></text:h>
          </table:table-cell>
          <table:table-cell table:style-name="Tableau20.B1" office:value-type="string">
            <text:h text:style-name="_5f_Tableau_5f_Centré" text:outline-level="1"/>
          </table:table-cell>
          <table:table-cell table:style-name="Tableau20.B1" office:value-type="string">
            <text:h text:style-name="_5f_Tableau_5f_Centré" text:outline-level="1"/>
          </table:table-cell>
          <table:table-cell table:style-name="Tableau20.B1" office:value-type="string">
            <text:h text:style-name="_5f_Tableau_5f_Centré" text:outline-level="1"/>
          </table:table-cell>
          <table:table-cell table:style-name="Tableau20.E1" office:value-type="string">
            <text:h text:style-name="_5f_Tableau_5f_Centré" text:outline-level="1"/>
          </table:table-cell>
          <table:table-cell table:style-name="Tableau20.A1" office:value-type="string">
            <text:h text:style-name="_5f_Tableau_5f_Centré" text:outline-level="1"/>
          </table:table-cell>
          <table:table-cell table:style-name="Tableau20.B1" office:value-type="string">
            <text:h text:style-name="_5f_Tableau_5f_Centré" text:outline-level="1"/>
          </table:table-cell>
          <table:table-cell table:style-name="Tableau20.B1" office:value-type="string">
            <text:h text:style-name="_5f_Tableau_5f_Centré" text:outline-level="1"/>
          </table:table-cell>
          <table:table-cell table:style-name="Tableau20.I1" office:value-type="string">
            <text:h text:style-name="_5f_Tableau_5f_Centré" text:outline-level="1"/>
          </table:table-cell>
          <table:table-cell table:style-name="Tableau20.J1" office:value-type="string">
            <text:h text:style-name="_5f_Tableau_5f_Centré" text:outline-level="1"/>
          </table:table-cell>
          <table:table-cell table:style-name="Tableau20.K1" office:value-type="string">
            <text:h text:style-name="_5f_Tableau_5f_Centré" text:outline-level="1"/>
          </table:table-cell>
          <table:table-cell table:style-name="Tableau20.L1" office:value-type="string">
            <text:h text:style-name="_5f_Tableau_5f_Centré" text:outline-level="1"/>
          </table:table-cell>
          <table:table-cell table:style-name="Tableau20.M1" office:value-type="string">
            <text:h text:style-name="_5f_Tableau_5f_Centré" text:outline-level="1"/>
          </table:table-cell>
          <table:table-cell table:style-name="Tableau20.N1" office:value-type="string">
            <text:h text:style-name="_5f_Tableau_5f_Centré" text:outline-level="1"/>
          </table:table-cell>
          <table:table-cell table:style-name="Tableau20.O1" office:value-type="string">
            <text:h text:style-name="_5f_Tableau_5f_Centré" text:outline-level="1"/>
          </table:table-cell>
          <table:table-cell table:style-name="Tableau20.P1" office:value-type="string">
            <text:h text:style-name="_5f_Tableau_5f_Centré" text:outline-level="1"/>
          </table:table-cell>
          <table:table-cell table:style-name="Tableau20.Q1" office:value-type="string">
            <text:h text:style-name="_5f_Tableau_5f_Centré" text:outline-level="1"/>
          </table:table-cell>
          <table:table-cell table:style-name="Tableau20.R1" office:value-type="string">
            <text:h text:style-name="_5f_Tableau_5f_Centré" text:outline-level="1"/>
          </table:table-cell>
          <table:table-cell table:style-name="Tableau20.S1" office:value-type="string">
            <text:h text:style-name="_5f_Tableau_5f_Centré" text:outline-level="1"/>
          </table:table-cell>
          <table:table-cell table:style-name="Tableau20.T1" office:value-type="string">
            <text:h text:style-name="_5f_Tableau_5f_Centré" text:outline-level="1"><text:span text:style-name="_5f_Caractères"><draw:frame draw:style-name="fr8" draw:name="Objet243" text:anchor-type="as-char" svg:width="0.721cm" svg:height="0.873cm" draw:z-index="57"><draw:object xlink:href="./Object 31" xlink:type="simple" xlink:show="embed" xlink:actuate="onLoad"/><draw:image xlink:href="./ObjectReplacements/Object 31" xlink:type="simple" xlink:show="embed" xlink:actuate="onLoad"/><svg:desc>formule</svg:desc></draw:frame></text:span> =<text:span text:style-name="Character_5f_20_5f_style"> </text:span><text:span text:style-name="_5f_pointillés_20_gris">........ </text:span><text:span text:style-name="Character_5f_20_5f_style">+ </text:span><text:span text:style-name="Character_5f_20_5f_style"><draw:frame draw:style-name="fr9" draw:name="Objet1" text:anchor-type="as-char" svg:y="-0.534cm" svg:width="0.716cm" svg:height="0.87cm" draw:z-index="58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h>
          </table:table-cell>
        </table:table-row>
      </table:table>
      <text:h text:style-name="_5f_Paragraphe" text:outline-level="1"/>
      <table:table table:name="Tableau21" table:style-name="Tableau21">
        <table:table-column table:style-name="Tableau21.A" table:number-columns-repeated="31"/>
        <table:table-column table:style-name="Tableau21.f"/>
        <table:table-row>
          <table:table-cell table:style-name="Tableau21.A1" office:value-type="string">
            <text:h text:style-name="_5f_Tableau_5f_Centré" text:outline-level="1"><text:span text:style-name="_5f_Caractères"/></text:h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H1" office:value-type="string">
            <text:h text:style-name="_5f_Tableau_5f_Centré" text:outline-level="1"/>
          </table:table-cell>
          <table:table-cell table:style-name="Tableau21.A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O1" office:value-type="string">
            <text:h text:style-name="_5f_Tableau_5f_Centré" text:outline-level="1"/>
          </table:table-cell>
          <table:table-cell table:style-name="Tableau21.P1" office:value-type="string">
            <text:h text:style-name="_5f_Tableau_5f_Centré" text:outline-level="1"/>
          </table:table-cell>
          <table:table-cell table:style-name="Tableau21.Q1" office:value-type="string">
            <text:h text:style-name="_5f_Tableau_5f_Centré" text:outline-level="1"/>
          </table:table-cell>
          <table:table-cell table:style-name="Tableau21.R1" office:value-type="string">
            <text:h text:style-name="_5f_Tableau_5f_Centré" text:outline-level="1"/>
          </table:table-cell>
          <table:table-cell table:style-name="Tableau21.S1" office:value-type="string">
            <text:h text:style-name="_5f_Tableau_5f_Centré" text:outline-level="1"/>
          </table:table-cell>
          <table:table-cell table:style-name="Tableau21.T1" office:value-type="string">
            <text:h text:style-name="_5f_Tableau_5f_Centré" text:outline-level="1"/>
          </table:table-cell>
          <table:table-cell table:style-name="Tableau21.U1" office:value-type="string">
            <text:h text:style-name="_5f_Tableau_5f_Centré" text:outline-level="1"/>
          </table:table-cell>
          <table:table-cell table:style-name="Tableau21.V1" office:value-type="string">
            <text:h text:style-name="_5f_Tableau_5f_Centré" text:outline-level="1"/>
          </table:table-cell>
          <table:table-cell table:style-name="Tableau21.W1" office:value-type="string">
            <text:h text:style-name="_5f_Tableau_5f_Centré" text:outline-level="1"/>
          </table:table-cell>
          <table:table-cell table:style-name="Tableau21.X1" office:value-type="string">
            <text:h text:style-name="_5f_Tableau_5f_Centré" text:outline-level="1"/>
          </table:table-cell>
          <table:table-cell table:style-name="Tableau21.Y1" office:value-type="string">
            <text:h text:style-name="_5f_Tableau_5f_Centré" text:outline-level="1"/>
          </table:table-cell>
          <table:table-cell table:style-name="Tableau21.Z1" office:value-type="string">
            <text:h text:style-name="_5f_Tableau_5f_Centré" text:outline-level="1"/>
          </table:table-cell>
          <table:table-cell table:style-name="Tableau21.a1" office:value-type="string">
            <text:h text:style-name="_5f_Tableau_5f_Centré" text:outline-level="1"/>
          </table:table-cell>
          <table:table-cell table:style-name="Tableau21.b1" office:value-type="string">
            <text:h text:style-name="_5f_Tableau_5f_Centré" text:outline-level="1"/>
          </table:table-cell>
          <table:table-cell table:style-name="Tableau21.c1" office:value-type="string">
            <text:h text:style-name="_5f_Tableau_5f_Centré" text:outline-level="1"/>
          </table:table-cell>
          <table:table-cell table:style-name="Tableau21.d1" office:value-type="string">
            <text:h text:style-name="_5f_Tableau_5f_Centré" text:outline-level="1"/>
          </table:table-cell>
          <table:table-cell table:style-name="Tableau21.e1" office:value-type="string">
            <text:h text:style-name="_5f_Tableau_5f_Centré" text:outline-level="1"/>
          </table:table-cell>
          <table:table-cell table:style-name="Tableau21.f1" office:value-type="string">
            <text:h text:style-name="_5f_Tableau_5f_Centré" text:outline-level="1"><text:span text:style-name="_5f_Caractères"><draw:frame draw:style-name="fr8" draw:name="Objet283" text:anchor-type="as-char" svg:width="0.721cm" svg:height="0.873cm" draw:z-index="59"><draw:object xlink:href="./Object 33" xlink:type="simple" xlink:show="embed" xlink:actuate="onLoad"/><draw:image xlink:href="./ObjectReplacements/Object 33" xlink:type="simple" xlink:show="embed" xlink:actuate="onLoad"/><svg:desc>formule</svg:desc></draw:frame></text:span> =<text:span text:style-name="Character_5f_20_5f_style"> </text:span><text:span text:style-name="_5f_pointillés_20_gris">........ </text:span><text:span text:style-name="Character_5f_20_5f_style">+ </text:span><text:span text:style-name="Character_5f_20_5f_style"><draw:frame draw:style-name="fr9" draw:name="Objet4" text:anchor-type="as-char" svg:y="-0.534cm" svg:width="0.716cm" svg:height="0.87cm" draw:z-index="6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h>
          </table:table-cell>
        </table:table-row>
      </table:table>
      <text:list text:continue-numbering="true" text:style-name="_5f_Numérotation_20_des_20_exercices">
        <text:list-item>
          <text:h text:style-name="P49" text:outline-level="1"><text:span text:style-name="_5f_Caractères">Écris les fractions suivantes comme la somme d’un nombre entier et d’une fraction inférieure à 1.</text:span></text:h>
        </text:list-item>
      </text:list>
      <text:section text:style-name="Sect1" text:name="Section21">
        <text:p text:style-name="_5f_STYLES_5f_PARAGRAPHES_5f_SESAMATH"><text:span text:style-name="_5f_Caractères"><draw:frame draw:style-name="fr8" draw:name="Objet1681" text:anchor-type="as-char" svg:width="0.721cm" svg:height="0.873cm" draw:z-index="61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5" text:anchor-type="as-char" svg:width="0.716cm" svg:height="0.87cm" draw:z-index="62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<text:p text:style-name="_5f_STYLES_5f_PARAGRAPHES_5f_SESAMATH"><text:span text:style-name="_5f_Caractères"><draw:frame draw:style-name="fr8" draw:name="Objet113" text:anchor-type="as-char" svg:width="0.721cm" svg:height="0.873cm" draw:z-index="6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6" text:anchor-type="as-char" svg:width="0.716cm" svg:height="0.87cm" draw:z-index="6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<text:p text:style-name="_5f_STYLES_5f_PARAGRAPHES_5f_SESAMATH"><text:span text:style-name="_5f_Caractères"/></text:p>
        <text:p text:style-name="_5f_STYLES_5f_PARAGRAPHES_5f_SESAMATH"><text:span text:style-name="_5f_Caractères"><draw:frame draw:style-name="fr8" draw:name="Objet315" text:anchor-type="as-char" svg:width="0.721cm" svg:height="0.873cm" draw:z-index="65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7" text:anchor-type="as-char" svg:width="0.716cm" svg:height="0.8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<text:p text:style-name="_5f_STYLES_5f_PARAGRAPHES_5f_SESAMATH"><text:span text:style-name="_5f_Caractères"><draw:frame draw:style-name="fr8" draw:name="Objet510" text:anchor-type="as-char" svg:width="0.721cm" svg:height="0.873cm" draw:z-index="85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8" text:anchor-type="as-char" svg:width="0.716cm" svg:height="0.87cm" draw:z-index="87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<text:p text:style-name="_5f_STYLES_5f_PARAGRAPHES_5f_SESAMATH"><text:span text:style-name="_5f_Caractères"/></text:p>
      </text:section>
      <text:list text:continue-numbering="true" text:style-name="_5f_Numérotation_20_des_20_exercices">
        <text:list-item>
          <text:h text:style-name="P49" text:outline-level="1"><text:span text:style-name="_5f_Caractères">Placer, puis encadrer</text:span></text:h>
          <text:list>
            <text:list-item>
              <text:p text:style-name="P46"><text:span text:style-name="_5f_Caractères">Place les points suivants sur la demi-droite graduée : </text:span></text:p>
            </text:list-item>
          </text:list>
        </text:list-item>
      </text:list>
      <text:p text:style-name="_5f_Paragraphe_5f_Réponse_5f_Elève_5f_Fractions"><text:span text:style-name="_5f_Caractères">A</text:span><text:span text:style-name="_5f_Caractères"><draw:frame draw:style-name="fr5" draw:name="Objet152" text:anchor-type="as-char" svg:y="-0.579cm" svg:width="0.988cm" svg:height="0.96cm" draw:z-index="8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 ; B</text:span><text:span text:style-name="_5f_Caractères"><draw:frame draw:style-name="fr5" draw:name="Objet433" text:anchor-type="as-char" svg:y="-0.579cm" svg:width="0.988cm" svg:height="0.96cm" draw:z-index="9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 ; C</text:span><text:span text:style-name="_5f_Caractères"><draw:frame draw:style-name="fr5" draw:name="Objet303" text:anchor-type="as-char" svg:y="-0.579cm" svg:width="0.988cm" svg:height="0.96cm" draw:z-index="9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 ; D</text:span><draw:frame draw:style-name="fr5" draw:name="Objet316" text:anchor-type="as-char" svg:y="-0.579cm" svg:width="0.988cm" svg:height="0.96cm" draw:z-index="9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h text:style-name="_5f_Paragraphe" text:outline-level="1"/>
      <text:h text:style-name="_5f_Paragraphe" text:outline-level="1"><text:span text:style-name="_5f_Caractères"><draw:g text:anchor-type="as-char" svg:y="-0.455cm" draw:z-index="67" draw:name="Objet de groupe 1" draw:style-name="gr10"><draw:line draw:style-name="gr11" draw:text-style-name="P57" svg:x1="0.139cm" svg:y1="0cm" svg:x2="0.139cm" svg:y2="0.4cm"><text:p/></draw:line><draw:line draw:style-name="gr11" draw:text-style-name="P57" svg:x1="1.544cm" svg:y1="0.005cm" svg:x2="1.544cm" svg:y2="0.405cm"><text:p/></draw:line><draw:line draw:style-name="gr11" draw:text-style-name="P57" svg:x1="2.947cm" svg:y1="0.005cm" svg:x2="2.947cm" svg:y2="0.405cm"><text:p/></draw:line><draw:line draw:style-name="gr11" draw:text-style-name="P57" svg:x1="0.608cm" svg:y1="0.049cm" svg:x2="0.608cm" svg:y2="0.349cm"><text:p/></draw:line><draw:line draw:style-name="gr11" draw:text-style-name="P57" svg:x1="0.374cm" svg:y1="0.049cm" svg:x2="0.374cm" svg:y2="0.349cm"><text:p/></draw:line><draw:line draw:style-name="gr12" draw:text-style-name="P58" svg:x1="0.139cm" svg:y1="0.203cm" svg:x2="9.079cm" svg:y2="0.199cm"><text:p/></draw:line><draw:frame draw:style-name="gr13" draw:text-style-name="P60" svg:width="0.228cm" svg:height="0.415cm" svg:x="0cm" svg:y="0.506cm"><draw:text-box><text:p text:style-name="P59"><text:span text:style-name="T10">4</text:span></text:p></draw:text-box></draw:frame><draw:frame draw:style-name="gr13" draw:text-style-name="P60" svg:width="0.228cm" svg:height="0.415cm" svg:x="1.427cm" svg:y="0.506cm"><draw:text-box><text:p text:style-name="P59"><text:span text:style-name="T10">5</text:span></text:p></draw:text-box></draw:frame><draw:line draw:style-name="gr11" draw:text-style-name="P57" svg:x1="4.35cm" svg:y1="0.005cm" svg:x2="4.35cm" svg:y2="0.405cm"><text:p/></draw:line><draw:line draw:style-name="gr11" draw:text-style-name="P57" svg:x1="5.754cm" svg:y1="0.005cm" svg:x2="5.754cm" svg:y2="0.405cm"><text:p/></draw:line><draw:line draw:style-name="gr11" draw:text-style-name="P57" svg:x1="7.158cm" svg:y1="0.005cm" svg:x2="7.158cm" svg:y2="0.405cm"><text:p/></draw:line><draw:line draw:style-name="gr11" draw:text-style-name="P57" svg:x1="8.561cm" svg:y1="0.005cm" svg:x2="8.561cm" svg:y2="0.405cm"><text:p/></draw:line><draw:frame draw:style-name="gr13" draw:text-style-name="P60" svg:width="0.228cm" svg:height="0.415cm" svg:x="2.847cm" svg:y="0.506cm"><draw:text-box><text:p text:style-name="P59"><text:span text:style-name="T10">6</text:span></text:p></draw:text-box></draw:frame><draw:frame draw:style-name="gr13" draw:text-style-name="P60" svg:width="0.228cm" svg:height="0.415cm" svg:x="4.219cm" svg:y="0.506cm"><draw:text-box><text:p text:style-name="P59"><text:span text:style-name="T10">7</text:span></text:p></draw:text-box></draw:frame><draw:frame draw:style-name="gr13" draw:text-style-name="P60" svg:width="0.228cm" svg:height="0.415cm" svg:x="7.061cm" svg:y="0.506cm"><draw:text-box><text:p text:style-name="P59"><text:span text:style-name="T10">9</text:span></text:p></draw:text-box></draw:frame><draw:frame draw:style-name="gr14" draw:text-style-name="P60" svg:width="0.452cm" svg:height="0.415cm" svg:x="8.378cm" svg:y="0.506cm"><draw:text-box><text:p text:style-name="P59"><text:span text:style-name="T10">10</text:span></text:p></draw:text-box></draw:frame><draw:frame draw:style-name="gr13" draw:text-style-name="P60" svg:width="0.228cm" svg:height="0.415cm" svg:x="5.63cm" svg:y="0.506cm"><draw:text-box><text:p text:style-name="P59"><text:span text:style-name="T10">8</text:span></text:p></draw:text-box></draw:frame><draw:line draw:style-name="gr11" draw:text-style-name="P57" svg:x1="1.075cm" svg:y1="0.049cm" svg:x2="1.075cm" svg:y2="0.349cm"><text:p/></draw:line><draw:line draw:style-name="gr11" draw:text-style-name="P57" svg:x1="0.842cm" svg:y1="0.049cm" svg:x2="0.842cm" svg:y2="0.349cm"><text:p/></draw:line><draw:line draw:style-name="gr11" draw:text-style-name="P57" svg:x1="2.012cm" svg:y1="0.049cm" svg:x2="2.012cm" svg:y2="0.349cm"><text:p/></draw:line><draw:line draw:style-name="gr11" draw:text-style-name="P57" svg:x1="1.777cm" svg:y1="0.049cm" svg:x2="1.777cm" svg:y2="0.349cm"><text:p/></draw:line><draw:line draw:style-name="gr11" draw:text-style-name="P57" svg:x1="2.479cm" svg:y1="0.049cm" svg:x2="2.479cm" svg:y2="0.349cm"><text:p/></draw:line><draw:line draw:style-name="gr11" draw:text-style-name="P57" svg:x1="2.245cm" svg:y1="0.049cm" svg:x2="2.245cm" svg:y2="0.349cm"><text:p/></draw:line><draw:line draw:style-name="gr11" draw:text-style-name="P57" svg:x1="3.415cm" svg:y1="0.049cm" svg:x2="3.415cm" svg:y2="0.349cm"><text:p/></draw:line><draw:line draw:style-name="gr11" draw:text-style-name="P57" svg:x1="3.181cm" svg:y1="0.049cm" svg:x2="3.181cm" svg:y2="0.349cm"><text:p/></draw:line><draw:line draw:style-name="gr11" draw:text-style-name="P57" svg:x1="3.883cm" svg:y1="0.049cm" svg:x2="3.883cm" svg:y2="0.349cm"><text:p/></draw:line><draw:line draw:style-name="gr11" draw:text-style-name="P57" svg:x1="3.649cm" svg:y1="0.049cm" svg:x2="3.649cm" svg:y2="0.349cm"><text:p/></draw:line><draw:line draw:style-name="gr11" draw:text-style-name="P57" svg:x1="4.819cm" svg:y1="0.049cm" svg:x2="4.819cm" svg:y2="0.349cm"><text:p/></draw:line><draw:line draw:style-name="gr11" draw:text-style-name="P57" svg:x1="4.585cm" svg:y1="0.049cm" svg:x2="4.585cm" svg:y2="0.349cm"><text:p/></draw:line><draw:line draw:style-name="gr11" draw:text-style-name="P57" svg:x1="5.286cm" svg:y1="0.049cm" svg:x2="5.286cm" svg:y2="0.349cm"><text:p/></draw:line><draw:line draw:style-name="gr11" draw:text-style-name="P57" svg:x1="5.053cm" svg:y1="0.049cm" svg:x2="5.053cm" svg:y2="0.349cm"><text:p/></draw:line><draw:line draw:style-name="gr11" draw:text-style-name="P57" svg:x1="6.222cm" svg:y1="0.049cm" svg:x2="6.222cm" svg:y2="0.349cm"><text:p/></draw:line><draw:line draw:style-name="gr11" draw:text-style-name="P57" svg:x1="5.988cm" svg:y1="0.049cm" svg:x2="5.988cm" svg:y2="0.349cm"><text:p/></draw:line><draw:line draw:style-name="gr11" draw:text-style-name="P57" svg:x1="6.69cm" svg:y1="0.049cm" svg:x2="6.69cm" svg:y2="0.349cm"><text:p/></draw:line><draw:line draw:style-name="gr11" draw:text-style-name="P57" svg:x1="6.457cm" svg:y1="0.049cm" svg:x2="6.457cm" svg:y2="0.349cm"><text:p/></draw:line><draw:line draw:style-name="gr11" draw:text-style-name="P57" svg:x1="7.626cm" svg:y1="0.049cm" svg:x2="7.626cm" svg:y2="0.349cm"><text:p/></draw:line><draw:line draw:style-name="gr11" draw:text-style-name="P57" svg:x1="7.391cm" svg:y1="0.049cm" svg:x2="7.391cm" svg:y2="0.349cm"><text:p/></draw:line><draw:line draw:style-name="gr11" draw:text-style-name="P57" svg:x1="8.093cm" svg:y1="0.049cm" svg:x2="8.093cm" svg:y2="0.349cm"><text:p/></draw:line><draw:line draw:style-name="gr11" draw:text-style-name="P57" svg:x1="7.859cm" svg:y1="0.049cm" svg:x2="7.859cm" svg:y2="0.349cm"><text:p/></draw:line><draw:line draw:style-name="gr11" draw:text-style-name="P57" svg:x1="1.31cm" svg:y1="0.049cm" svg:x2="1.31cm" svg:y2="0.349cm"><text:p/></draw:line><draw:line draw:style-name="gr11" draw:text-style-name="P57" svg:x1="2.713cm" svg:y1="0.049cm" svg:x2="2.713cm" svg:y2="0.349cm"><text:p/></draw:line><draw:line draw:style-name="gr11" draw:text-style-name="P57" svg:x1="4.116cm" svg:y1="0.049cm" svg:x2="4.116cm" svg:y2="0.349cm"><text:p/></draw:line><draw:line draw:style-name="gr11" draw:text-style-name="P57" svg:x1="5.52cm" svg:y1="0.049cm" svg:x2="5.52cm" svg:y2="0.349cm"><text:p/></draw:line><draw:line draw:style-name="gr11" draw:text-style-name="P57" svg:x1="6.923cm" svg:y1="0.049cm" svg:x2="6.923cm" svg:y2="0.349cm"><text:p/></draw:line><draw:line draw:style-name="gr11" draw:text-style-name="P57" svg:x1="8.328cm" svg:y1="0.049cm" svg:x2="8.328cm" svg:y2="0.349cm"><text:p/></draw:line></draw:g></text:span></text:h>
      <text:list text:continue-numbering="true" text:style-name="_5f_Numérotation_20_des_20_exercices">
        <text:list-item>
          <text:list>
            <text:list-item>
              <text:p text:style-name="P46"><text:span text:style-name="_5f_Caractères">Encadre alors chacune d'elles entre deux entiers consécutifs.</text:span></text:p>
            </text:list-item>
          </text:list>
        </text:list-item>
      </text:list>
      <text:section text:style-name="Sect1" text:name="Section22">
        <text:list text:continue-numbering="true" text:style-name="_5f_Numérotation_20_des_20_exercices">
          <text:list-item>
            <text:list>
              <text:list-item>
                <text:p text:style-name="P44"><text:span text:style-name="_5f_pointillés_20_gris">........ </text:span><text:span text:style-name="_5f_Caractères">&lt;</text:span><text:span text:style-name="_5f_Caractères"><draw:frame draw:style-name="fr3" draw:name="Objet353" text:anchor-type="as-char" svg:width="0.721cm" svg:height="0.873cm" draw:z-index="9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_5f_Caractères">&lt; </text:span><text:span text:style-name="_5f_pointillés_20_gris">........</text:span></text:p>
              </text:list-item>
              <text:list-item>
                <text:p text:style-name="P44"><text:span text:style-name="_5f_pointillés_20_gris">........ </text:span><text:span text:style-name="_5f_Caractères">&lt;</text:span><text:span text:style-name="_5f_Caractères"><draw:frame draw:style-name="fr3" draw:name="Objet364" text:anchor-type="as-char" svg:width="0.721cm" svg:height="0.873cm" draw:z-index="9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_5f_Caractères">&lt; </text:span><text:span text:style-name="_5f_pointillés_20_gris">........</text:span></text:p>
              </text:list-item>
              <text:list-item>
                <text:p text:style-name="P44"><text:span text:style-name="_5f_pointillés_20_gris">........ </text:span><text:span text:style-name="_5f_Caractères">&lt;</text:span><text:span text:style-name="_5f_pointillés_20_gris"><draw:frame draw:style-name="fr3" draw:name="Objet452" text:anchor-type="as-char" svg:width="0.721cm" svg:height="0.873cm" draw:z-index="100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Caractères">&lt; </text:span><text:span text:style-name="_5f_pointillés_20_gris">........</text:span></text:p>
              </text:list-item>
              <text:list-item>
                <text:p text:style-name="P44"><text:span text:style-name="_5f_pointillés_20_gris">........ </text:span><text:span text:style-name="_5f_Caractères">&lt;</text:span><text:span text:style-name="_5f_Caractères"><draw:frame draw:style-name="fr3" draw:name="Objet374" text:anchor-type="as-char" svg:width="0.721cm" svg:height="0.873cm" draw:z-index="101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_5f_Caractères">&lt; </text:span><text:span text:style-name="_5f_pointillés_20_gris">........</text:span></text:p>
              </text:list-item>
            </text:list>
          </text:list-item>
        </text:list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48" text:outline-level="1"><text:span text:style-name="_5f_Caractères">En t’aidant du modèle suivant :</text:span></text:h>
        </text:list-item>
      </text:list>
      <text:h text:style-name="_5f_Paragraphe" text:outline-level="1"><text:span text:style-name="_5f_Caractères_5f_gras">Exemple</text:span><text:span text:style-name="_5f_Caractères"> : </text:span><text:span text:style-name="_5f_Caractères"><draw:frame draw:style-name="fr4" draw:name="Objet180" text:anchor-type="as-char" svg:width="0.945cm" svg:height="0.873cm" draw:z-index="102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_5f_Caractères"> = 7 + </text:span><text:span text:style-name="_5f_Caractères"><draw:frame draw:style-name="fr3" draw:name="Objet1812" text:anchor-type="as-char" svg:width="0.721cm" svg:height="0.873cm" draw:z-index="104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_5f_Caractères"> + </text:span><draw:frame draw:style-name="fr5" draw:name="Objet1821" text:anchor-type="as-char" svg:y="-0.534cm" svg:width="0.94cm" svg:height="0.87cm" draw:z-index="105"><draw:object xlink:href="./Object 69" xlink:type="simple" xlink:show="embed" xlink:actuate="onLoad"/><draw:image xlink:href="./ObjectReplacements/Object 69" xlink:type="simple" xlink:show="embed" xlink:actuate="onLoad"/><svg:desc>formule</svg:desc></draw:frame></text:h>
      <text:h text:style-name="_5f_Paragraphe" text:outline-level="1"><text:span text:style-name="_5f_Caractères">Décompose : </text:span></text:h>
      <text:list text:continue-numbering="true" text:style-name="_5f_Numérotation_20_des_20_exercices">
        <text:list-item>
          <text:list>
            <text:list-item>
              <text:p text:style-name="P44"><text:span text:style-name="_5f_Caractères"><draw:frame draw:style-name="fr7" draw:name="Objet332" text:anchor-type="as-char" svg:y="-0.534cm" svg:width="1.268cm" svg:height="0.87cm" draw:z-index="106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13" text:anchor-type="as-char" svg:width="0.716cm" svg:height="0.87cm" draw:z-index="109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_5f_Caractères"> + </text:span><text:span text:style-name="_5f_Caractères"><draw:frame draw:style-name="fr2" draw:name="Objet14" text:anchor-type="as-char" svg:width="1.051cm" svg:height="0.87cm" draw:z-index="111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_5f_Caractères"> + </text:span><text:span text:style-name="Character_5f_20_5f_style"><draw:frame draw:style-name="fr2" draw:name="Objet15" text:anchor-type="as-char" svg:width="1.275cm" svg:height="0.87cm" draw:z-index="114"><draw:object xlink:href="./Object 155" xlink:type="simple" xlink:show="embed" xlink:actuate="onLoad"/><draw:image xlink:href="./ObjectReplacements/Object 155" xlink:type="simple" xlink:show="embed" xlink:actuate="onLoad"/><svg:desc>formule</svg:desc></draw:frame></text:span></text:p>
            </text:list-item>
            <text:list-item>
              <text:p text:style-name="P44"><text:span text:style-name="_5f_Caractères"><draw:frame draw:style-name="fr4" draw:name="Objet282" text:anchor-type="as-char" svg:width="1.275cm" svg:height="0.873cm" draw:z-index="115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_5f_Caractères"><draw:frame draw:style-name="fr2" draw:name="Objet16" text:anchor-type="as-char" svg:width="0.716cm" svg:height="0.87cm" draw:z-index="116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_5f_Caractères"> + </text:span><text:span text:style-name="_5f_Caractères"><draw:frame draw:style-name="fr2" draw:name="Objet17" text:anchor-type="as-char" svg:width="1.051cm" svg:height="0.87cm" draw:z-index="118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_5f_Caractères"> </text:span></text:p>
            </text:list-item>
          </text:list>
        </text:list-item>
      </text:list>
      <text:section text:style-name="Sect2" text:name="Section15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3" draw:name="Objet292" text:anchor-type="as-char" svg:width="0.945cm" svg:height="0.873cm" draw:z-index="12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_5f_Caractères"> = </text:span><text:span text:style-name="_5f_Caractères"><draw:frame draw:style-name="fr2" draw:name="Objet19" text:anchor-type="as-char" svg:width="0.716cm" svg:height="0.87cm" draw:z-index="122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_5f_Caractères"> + </text:span><text:span text:style-name="Character_5f_20_5f_style"><draw:frame draw:style-name="fr2" draw:name="Objet20" text:anchor-type="as-char" svg:width="1.051cm" svg:height="0.87cm" draw:z-index="124"><draw:object xlink:href="./Object 160" xlink:type="simple" xlink:show="embed" xlink:actuate="onLoad"/><draw:image xlink:href="./ObjectReplacements/Object 160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<draw:frame draw:style-name="fr3" draw:name="Objet302" text:anchor-type="as-char" svg:width="0.945cm" svg:height="0.873cm" draw:z-index="126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_5f_Caractères"> = </text:span><text:span text:style-name="_5f_pointillés_20_gris">........ </text:span><text:span text:style-name="_5f_Caractères">+ </text:span><text:span text:style-name="Character_5f_20_5f_style"><draw:frame draw:style-name="fr2" draw:name="Objet21" text:anchor-type="as-char" svg:width="0.716cm" svg:height="0.87cm" draw:z-index="128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Pour chaque calcul, écris le résultat sous la forme d'une fraction décimale, puis sous la forme d’un nombre décimal.</text:span></text:h>
        </text:list-item>
      </text:list>
      <text:section text:style-name="Sect3" text:name="Section16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7 + </text:span><text:span text:style-name="_5f_Caractères"><draw:frame draw:style-name="fr3" draw:name="Objet133" text:anchor-type="as-char" svg:width="0.72cm" svg:height="0.873cm" draw:z-index="129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_5f_Caractères"> = </text:span><text:span text:style-name="_5f_Caractères"><draw:frame draw:style-name="fr3" draw:name="Objet66" text:anchor-type="as-char" svg:width="0.93cm" svg:height="0.873cm" draw:z-index="130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7 + </text:span><text:span text:style-name="_5f_Caractères"><draw:frame draw:style-name="fr3" draw:name="Objet22" text:anchor-type="as-char" svg:width="0.72cm" svg:height="0.873cm" draw:z-index="131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_5f_Caractères"> = </text:span><text:span text:style-name="_5f_pointillés_20_gris">......</text:span></text:p>
              </text:list-item>
              <text:list-item>
                <text:p text:style-name="P44"><text:span text:style-name="_5f_Caractères">54 + </text:span><text:span text:style-name="_5f_Caractères"><draw:frame draw:style-name="fr3" draw:name="Objet342" text:anchor-type="as-char" svg:width="0.947cm" svg:height="0.873cm" draw:z-index="132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_5f_Caractères"> = </text:span><text:span text:style-name="_5f_Caractères"><draw:frame draw:style-name="fr3" draw:name="Objet98" text:anchor-type="as-char" svg:width="0.93cm" svg:height="0.873cm" draw:z-index="133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54 +</text:span><text:span text:style-name="_5f_Caractères"><draw:frame draw:style-name="fr3" draw:name="Objet25" text:anchor-type="as-char" svg:width="0.947cm" svg:height="0.873cm" draw:z-index="134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_5f_Caractères"> = </text:span><text:span text:style-name="_5f_pointillés_20_gris">......</text:span></text:p>
              </text:list-item>
              <text:list-item>
                <text:p text:style-name="P44"><text:span text:style-name="_5f_Caractères"><draw:frame draw:style-name="fr6" draw:name="Objet621" text:anchor-type="as-char" svg:width="0.723cm" svg:height="0.873cm" draw:z-index="135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_5f_Caractères">+</text:span><text:span text:style-name="_5f_Caractères"><draw:frame draw:style-name="fr3" draw:name="Objet631" text:anchor-type="as-char" svg:width="1.275cm" svg:height="0.873cm" draw:z-index="136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_5f_Caractères"> = </text:span><text:span text:style-name="_5f_Caractères"><draw:frame draw:style-name="fr3" draw:name="Objet921" text:anchor-type="as-char" svg:width="0.93cm" svg:height="0.873cm" draw:z-index="66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<draw:frame draw:style-name="fr6" draw:name="Objet30" text:anchor-type="as-char" svg:width="0.723cm" svg:height="0.873cm" draw:z-index="125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_5f_Caractères">+</text:span><text:span text:style-name="_5f_Caractères"><draw:frame draw:style-name="fr3" draw:name="Objet31" text:anchor-type="as-char" svg:width="1.275cm" svg:height="0.873cm" draw:z-index="121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_5f_Caractères"> = </text:span><text:span text:style-name="_5f_pointillés_20_gris">......</text:span></text:p>
              </text:list-item>
              <text:list-item>
                <text:p text:style-name="P44"><text:span text:style-name="_5f_Caractères">7+</text:span><text:span text:style-name="_5f_Caractères"><draw:frame draw:style-name="fr3" draw:name="Objet96" text:anchor-type="as-char" svg:width="1.275cm" svg:height="0.873cm" draw:z-index="11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_5f_Caractères">+</text:span><text:span text:style-name="_5f_Caractères"><draw:frame draw:style-name="fr3" draw:name="Objet951" text:anchor-type="as-char" svg:width="0.947cm" svg:height="0.873cm" draw:z-index="113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_5f_Caractères"> = </text:span><text:span text:style-name="_5f_Caractères"><draw:frame draw:style-name="fr3" draw:name="Objet971" text:anchor-type="as-char" svg:width="0.93cm" svg:height="0.873cm" draw:z-index="110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7+</text:span><text:span text:style-name="_5f_Caractères"><draw:frame draw:style-name="fr3" draw:name="Objet32" text:anchor-type="as-char" svg:width="1.275cm" svg:height="0.873cm" draw:z-index="108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_5f_Caractères">+</text:span><text:span text:style-name="_5f_Caractères"><draw:frame draw:style-name="fr3" draw:name="Objet33" text:anchor-type="as-char" svg:width="0.947cm" svg:height="0.873cm" draw:z-index="96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_5f_Caractères"> = </text:span><text:span text:style-name="_5f_pointillés_20_gris">...…..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Pour chaque calcul, écris le résultat sous la forme d'une fraction décimale puis sous la forme d’un nombre décimal.</text:span></text:h>
        </text:list-item>
      </text:list>
      <text:section text:style-name="Sect2" text:name="Section17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12 +</text:span><text:span text:style-name="_5f_Caractères"><draw:frame draw:style-name="fr3" draw:name="Objet142" text:anchor-type="as-char" svg:width="0.944cm" svg:height="0.873cm" draw:z-index="107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_5f_Caractères">=</text:span><text:span text:style-name="_5f_Caractères"><draw:frame draw:style-name="fr5" draw:name="Objet761" text:anchor-type="as-char" svg:y="-0.545cm" svg:width="1.275cm" svg:height="0.87cm" draw:z-index="103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12 +</text:span><text:span text:style-name="_5f_Caractères"><draw:frame draw:style-name="fr3" draw:name="Objet34" text:anchor-type="as-char" svg:width="0.944cm" svg:height="0.873cm" draw:z-index="68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_5f_Caractères">=</text:span><text:span text:style-name="_5f_pointillés_20_gris">….......</text:span></text:p>
              </text:list-item>
              <text:list-item>
                <text:p text:style-name="P44"><text:span text:style-name="_5f_Caractères">5 +</text:span><text:span text:style-name="_5f_Caractères"><draw:frame draw:style-name="fr3" draw:name="Objet522" text:anchor-type="as-char" svg:width="1.275cm" svg:height="0.873cm" draw:z-index="69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_5f_Caractères">=</text:span><text:span text:style-name="_5f_Caractères"><draw:frame draw:style-name="fr3" draw:name="Objet68" text:anchor-type="as-char" svg:width="1.261cm" svg:height="0.873cm" draw:z-index="97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5 +</text:span><text:span text:style-name="_5f_Caractères"><draw:frame draw:style-name="fr3" draw:name="Objet35" text:anchor-type="as-char" svg:width="1.275cm" svg:height="0.873cm" draw:z-index="95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_5f_Caractères">=</text:span><text:span text:style-name="_5f_pointillés_20_gris">............</text:span></text:p>
              </text:list-item>
              <text:list-item>
                <text:p text:style-name="P44"><text:span text:style-name="_5f_Caractères">7 +</text:span><text:span text:style-name="_5f_Caractères"><draw:frame draw:style-name="fr3" draw:name="Objet69" text:anchor-type="as-char" svg:width="0.723cm" svg:height="0.873cm" draw:z-index="92"><draw:object xlink:href="./Object 98" xlink:type="simple" xlink:show="embed" xlink:actuate="onLoad"/><draw:image xlink:href="./ObjectReplacements/Object 98" xlink:type="simple" xlink:show="embed" xlink:actuate="onLoad"/><svg:desc>formule</svg:desc></draw:frame></text:span><text:span text:style-name="_5f_Caractères">=</text:span><text:span text:style-name="_5f_Caractères"><draw:frame draw:style-name="fr3" draw:name="Objet77" text:anchor-type="as-char" svg:width="1.261cm" svg:height="0.873cm" draw:z-index="90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7 +</text:span><text:span text:style-name="_5f_Caractères"><draw:frame draw:style-name="fr3" draw:name="Objet36" text:anchor-type="as-char" svg:width="0.723cm" svg:height="0.873cm" draw:z-index="88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_5f_Caractères">=</text:span><text:span text:style-name="_5f_pointillés_20_gris">......</text:span></text:p>
              </text:list-item>
              <text:list-item>
                <text:p text:style-name="P44"><text:span text:style-name="_5f_Caractères">47 +</text:span><text:span text:style-name="_5f_Caractères"><draw:frame draw:style-name="fr3" draw:name="Objet78" text:anchor-type="as-char" svg:width="0.947cm" svg:height="0.873cm" draw:z-index="8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_5f_Caractères">=</text:span><text:span text:style-name="_5f_Caractères"><draw:frame draw:style-name="fr3" draw:name="Objet79" text:anchor-type="as-char" svg:width="1.261cm" svg:height="0.873cm" draw:z-index="84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p>
              </text:list-item>
              <text:list-item>
                <text:p text:style-name="P44"><text:span text:style-name="_5f_Caractères">47 +</text:span><text:span text:style-name="_5f_Caractères"><draw:frame draw:style-name="fr3" draw:name="Objet37" text:anchor-type="as-char" svg:width="0.947cm" svg:height="0.873cm" draw:z-index="8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_5f_Caractères">=</text:span><text:span text:style-name="_5f_pointillés_20_gris">.............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8" text:outline-level="1"><text:span text:style-name="_5f_Caractères">Écris chaque fraction sous la forme d'une somme d'un nombre entier et d'une seule fraction décimale, puis sous la forme d'un nombre décimal.</text:span></text:h>
        </text:list-item>
      </text:list>
      <text:section text:style-name="Sect4" text:name="Section18">
        <text:h text:style-name="P13" text:outline-level="1"><text:span text:style-name="_5f_Caractères_5f_gras">Exemple</text:span><text:span text:style-name="_5f_Caractères"> : </text:span><text:span text:style-name="_5f_Caractères"><draw:frame draw:style-name="fr4" draw:name="Objet111" text:anchor-type="as-char" svg:width="0.72cm" svg:height="0.873cm" draw:z-index="82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_5f_Caractères"> = 1 + </text:span><text:span text:style-name="_5f_Caractères"><draw:frame draw:style-name="fr4" draw:name="Objet601" text:anchor-type="as-char" svg:width="0.72cm" svg:height="0.873cm" draw:z-index="70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_5f_Caractères"> = 1,5</text:span></text:h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<draw:frame draw:style-name="fr4" draw:name="Objet213" text:anchor-type="as-char" svg:width="0.947cm" svg:height="0.873cm" draw:z-index="80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_5f_Caractères"> = </text:span><text:span text:style-name="_5f_pointillés_20_gris">.....… </text:span><text:span text:style-name="_5f_Caractères">+ </text:span><text:span text:style-name="_5f_Caractères"><draw:frame draw:style-name="fr2" draw:name="Objet38" text:anchor-type="as-char" svg:width="0.94cm" svg:height="0.87cm" draw:z-index="78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_5f_Caractères"> = </text:span><text:span text:style-name="_5f_pointillés_20_gris">…....…</text:span></text:p>
              </text:list-item>
              <text:list-item>
                <text:p text:style-name="P45"><text:span text:style-name="_5f_Caractères"><draw:frame draw:style-name="fr4" draw:name="Objet314" text:anchor-type="as-char" svg:width="0.947cm" svg:height="0.873cm" draw:z-index="79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_5f_Caractères"> = </text:span><text:span text:style-name="_5f_pointillés_20_gris">…..… </text:span><text:span text:style-name="_5f_Caractères">+ </text:span><text:span text:style-name="_5f_Caractères"><draw:frame draw:style-name="fr2" draw:name="Objet39" text:anchor-type="as-char" svg:width="0.716cm" svg:height="0.87cm" draw:z-index="77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_5f_Caractères"> = </text:span><text:span text:style-name="_5f_pointillés_20_gris">….......</text:span></text:p>
              </text:list-item>
              <text:list-item>
                <text:p text:style-name="P44"><text:span text:style-name="_5f_Caractères"><draw:frame draw:style-name="fr4" draw:name="Objet55" text:anchor-type="as-char" svg:width="0.947cm" svg:height="0.873cm" draw:z-index="76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_5f_Caractères"> = </text:span><text:span text:style-name="_5f_pointillés_20_gris">.....… </text:span><text:span text:style-name="_5f_Caractères">+ </text:span><text:span text:style-name="_5f_Caractères"><draw:frame draw:style-name="fr2" draw:name="Objet41" text:anchor-type="as-char" svg:width="0.94cm" svg:height="0.87cm" draw:z-index="74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_5f_Caractères"> = </text:span><text:span text:style-name="_5f_pointillés_20_gris">….......</text:span></text:p>
              </text:list-item>
              <text:list-item>
                <text:p text:style-name="P45"><text:span text:style-name="_5f_Caractères"><draw:frame draw:style-name="fr4" draw:name="Objet610" text:anchor-type="as-char" svg:width="1.207cm" svg:height="0.873cm" draw:z-index="75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_5f_Caractères"> = </text:span><text:span text:style-name="_5f_pointillés_20_gris">.....… </text:span><text:span text:style-name="_5f_Caractères">+ </text:span><text:span text:style-name="_5f_Caractères"><draw:frame draw:style-name="fr2" draw:name="Objet42" text:anchor-type="as-char" svg:width="0.94cm" svg:height="0.87cm" draw:z-index="73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_5f_Caractères"> = </text:span><text:span text:style-name="_5f_pointillés_20_gris">….......</text:span></text:p>
              </text:list-item>
              <text:list-item>
                <text:p text:style-name="P44"><text:span text:style-name="_5f_Caractères"><draw:frame draw:style-name="fr3" draw:name="Objet81" text:anchor-type="as-char" svg:width="0.947cm" svg:height="0.873cm" draw:z-index="72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_5f_pointillés_20_gris"> </text:span><text:span text:style-name="_5f_Caractères">= </text:span><text:span text:style-name="_5f_pointillés_20_gris">........ </text:span><text:span text:style-name="_5f_Caractères">+ </text:span><text:span text:style-name="_5f_Caractères"><draw:frame draw:style-name="fr2" draw:name="Objet43" text:anchor-type="as-char" svg:width="0.716cm" svg:height="0.87cm" draw:z-index="71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_5f_pointillés_20_gris"> </text:span><text:span text:style-name="_5f_Caractères">= </text:span><text:span text:style-name="_5f_pointillés_20_gris">…....…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7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48" draw:name="Ligne_Entete_Impair_Numerique_2col" draw:style-name="Mgr5" draw:text-style-name="MP4" svg:x1="16.023cm" svg:y1="0.36cm" svg:x2="20.496cm" svg:y2="0.36cm"><text:p/></draw:line><draw:line text:anchor-type="paragraph" draw:z-index="119" draw:name="Ligne_Verticale_Impair_Numerique_2col" draw:style-name="Mgr5" draw:text-style-name="MP4" svg:x1="9.477cm" svg:y1="2.007cm" svg:x2="9.477cm" svg:y2="27.044cm"><text:p/></draw:line>Décomposition de fraction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23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50" draw:name="Ligne_Entete_Pair_Numerique_2col" draw:style-name="Mgr5" draw:text-style-name="MP4" svg:x1="16.023cm" svg:y1="0.36cm" svg:x2="20.496cm" svg:y2="0.36cm"><text:p/></draw:line><draw:line text:anchor-type="paragraph" draw:z-index="127" draw:name="Ligne_Verticale_Pair_Numerique_2col" draw:style-name="Mgr5" draw:text-style-name="MP4" svg:x1="9.477cm" svg:y1="2.007cm" svg:x2="9.477cm" svg:y2="27.044cm"><text:p/></draw:line>Décomposi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51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145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7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0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46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8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1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153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54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4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112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55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5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3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2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168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72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Mesures_2col" draw:style-name="Mgr13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0"><draw:path text:anchor-type="paragraph" draw:z-index="169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73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Mesures_2col" draw:style-name="Mgr13" draw:text-style-name="MP4" svg:x1="16.023cm" svg:y1="0.36cm" svg:x2="20.496cm" svg:y2="0.36cm"><text:p/></draw:line><text:span text:style-name="MT6">À </text:span><text:span text:style-name="MT5">compléter</text:span></text:p>
      </style:header-left>
      <style:footer>
        <text:h text:style-name="MP22" text:outline-level="1"><draw:g text:anchor-type="paragraph" draw:z-index="6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7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176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177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0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41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7" draw:name="Ligne_Entete_Impair_Programmation_2col" draw:style-name="Mgr19" draw:text-style-name="MP4" svg:x1="16.023cm" svg:y1="0.36cm" svg:x2="20.496cm" svg:y2="0.36cm"><text:p/></draw:line><draw:frame text:anchor-type="paragraph" draw:z-index="4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0"><draw:path text:anchor-type="paragraph" draw:z-index="42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8" draw:name="Ligne_Entete_Pair_Programmation_2col" draw:style-name="Mgr19" draw:text-style-name="MP4" svg:x1="16.023cm" svg:y1="0.36cm" svg:x2="20.496cm" svg:y2="0.36cm"><text:p/></draw:line><draw:frame text:anchor-type="paragraph" draw:z-index="4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4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5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39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5" draw:name="Ligne_Entete_Impair_Programmation_1col" draw:style-name="Mgr19" draw:text-style-name="MP4" svg:x1="16.023cm" svg:y1="0.36cm" svg:x2="20.496cm" svg:y2="0.36cm"><text:p/></draw:line><draw:frame text:anchor-type="paragraph" draw:z-index="4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5"><draw:path text:anchor-type="paragraph" draw:z-index="40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6" draw:name="Ligne_Entete_Pair_Programmation_1col" draw:style-name="Mgr19" draw:text-style-name="MP4" svg:x1="16.023cm" svg:y1="0.36cm" svg:x2="20.496cm" svg:y2="0.36cm"><text:p/></draw:line><draw:frame text:anchor-type="paragraph" draw:z-index="4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2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3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174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78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175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8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9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166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70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Mesures_1col" draw:style-name="Mgr13" draw:text-style-name="MP4" svg:x1="16.023cm" svg:y1="0.36cm" svg:x2="20.496cm" svg:y2="0.36cm"><text:p/></draw:line><text:span text:style-name="MT6">À </text:span><text:span text:style-name="MT5">compléter</text:span></text:p>
      </style:header>
      <style:header-left>
        <text:p text:style-name="MP39"><draw:path text:anchor-type="paragraph" draw:z-index="167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71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Mesures_1col" draw:style-name="Mgr13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22" text:outline-level="1"><draw:g text:anchor-type="paragraph" draw:z-index="4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5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149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51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3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150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52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2" draw:name="Ligne_Entete_Pair_Donnees_1col" draw:style-name="Mgr10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137" draw:name="Fond_Num_Serie_Im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40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6" draw:name="Ligne_Entete_Im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45"><draw:path text:anchor-type="paragraph" draw:z-index="138" draw:name="Fond_Num_Serie_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39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7" draw:name="Ligne_Entete_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46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41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4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9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49"><draw:path text:anchor-type="paragraph" draw:z-index="142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3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8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46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31:08.303000000</meta:creation-date>
    <meta:editing-duration>PT3H56M33S</meta:editing-duration>
    <meta:editing-cycles>36</meta:editing-cycles>
    <meta:generator>LibreOffice/7.6.1.2$Linux_X86_64 LibreOffice_project/f5defcebd022c5bc36bbb79be232cb6926d8f674</meta:generator>
    <meta:initial-creator>M. KHARROUBI</meta:initial-creator>
    <dc:date>2024-06-15T07:30:10.086700127</dc:date>
    <meta:print-date>2024-03-02T10:53:19.496134397</meta:print-date>
    <meta:printed-by>PDF files</meta:printed-by>
    <meta:document-statistic meta:table-count="5" meta:image-count="0" meta:object-count="81" meta:page-count="1" meta:paragraph-count="127" meta:word-count="497" meta:character-count="2370" meta:non-whitespace-character-count="1931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n>25</mn>
          <mn>6</mn>
        </mfrac>
      </mrow>
      <mo fence="true" form="postfix" stretchy="true">)</mo>
    </mrow>
    <annotation encoding="StarMath 5.0">Left ({25}over{6} Right )</annotation>
  </semantics>
</math>
</file>

<file path=Object 100/content.xml><?xml version="1.0" encoding="utf-8"?>
<math xmlns="http://www.w3.org/1998/Math/MathML" display="block">
  <semantics>
    <mfrac>
      <mn>205</mn>
      <mn>100</mn>
    </mfrac>
    <annotation encoding="StarMath 5.0">{{205}} over {{100}}</annotation>
  </semantics>
</math>
</file>

<file path=Object 10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size 10 {color silver{.........} over color silver{.........}}</annotation>
  </semantics>
</math>
</file>

<file path=Object 102/content.xml><?xml version="1.0" encoding="utf-8"?>
<math xmlns="http://www.w3.org/1998/Math/MathML" display="block">
  <semantics>
    <mfrac>
      <mn>15</mn>
      <mn>10</mn>
    </mfrac>
    <annotation encoding="StarMath 5.0">{{15}} over {{10}}</annotation>
  </semantics>
</math>
</file>

<file path=Object 103/content.xml><?xml version="1.0" encoding="utf-8"?>
<math xmlns="http://www.w3.org/1998/Math/MathML" display="block">
  <semantics>
    <mfrac>
      <mn>5</mn>
      <mn>10</mn>
    </mfrac>
    <annotation encoding="StarMath 5.0">{{5}} over {{10}}</annotation>
  </semantics>
</math>
</file>

<file path=Object 104/content.xml><?xml version="1.0" encoding="utf-8"?>
<math xmlns="http://www.w3.org/1998/Math/MathML" display="block">
  <semantics>
    <mfrac>
      <mn>720</mn>
      <mn>100</mn>
    </mfrac>
    <annotation encoding="StarMath 5.0">{{720}} over {{100}}</annotation>
  </semantics>
</math>
</file>

<file path=Object 105/content.xml><?xml version="1.0" encoding="utf-8"?>
<math xmlns="http://www.w3.org/1998/Math/MathML">
  <semantics>
    <mrow>
      <mfrac>
        <mrow>
          <mrow>
            <mn>112</mn>
          </mrow>
        </mrow>
        <mrow>
          <mrow>
            <mn>10</mn>
          </mrow>
        </mrow>
      </mfrac>
    </mrow>
    <annotation encoding="StarMath 5.0">{{112}} over {{10}}</annotation>
  </semantics>
</math>
</file>

<file path=Object 107/content.xml><?xml version="1.0" encoding="utf-8"?>
<math xmlns="http://www.w3.org/1998/Math/MathML">
  <semantics>
    <mrow>
      <mfrac>
        <mrow>
          <mrow>
            <mn>17</mn>
          </mrow>
        </mrow>
        <mrow>
          <mrow>
            <mn>100</mn>
          </mrow>
        </mrow>
      </mfrac>
    </mrow>
    <annotation encoding="StarMath 5.0">{{17}} over {{100}}</annotation>
  </semantics>
</math>
</file>

<file path=Object 108/content.xml><?xml version="1.0" encoding="utf-8"?>
<math xmlns="http://www.w3.org/1998/Math/MathML">
  <semantics>
    <mrow>
      <mfrac>
        <mrow>
          <mrow>
            <mn>7</mn>
          </mrow>
          <mrow>
            <mn>000</mn>
          </mrow>
        </mrow>
        <mrow>
          <mrow>
            <mn>100</mn>
          </mrow>
        </mrow>
      </mfrac>
    </mrow>
    <annotation encoding="StarMath 5.0">{{7}{000}} over {{100}}</annotation>
  </semantics>
</math>
</file>

<file path=Object 109/content.xml><?xml version="1.0" encoding="utf-8"?>
<math xmlns="http://www.w3.org/1998/Math/MathML">
  <semantics>
    <mrow>
      <mfrac>
        <mrow>
          <mrow>
            <mn>748</mn>
          </mrow>
        </mrow>
        <mrow>
          <mrow>
            <mn>10</mn>
          </mrow>
        </mrow>
      </mfrac>
    </mrow>
    <annotation encoding="StarMath 5.0">{{748}} over {{10}}</annotation>
  </semantics>
</math>
</file>

<file path=Object 153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{color silver {....}} over {color silver {....}}</annotation>
  </semantics>
</math>
</file>

<file path=Object 154/content.xml><?xml version="1.0" encoding="utf-8"?>
<math xmlns="http://www.w3.org/1998/Math/MathML" display="block">
  <semantics>
    <mfrac>
      <mstyle color="silver">
        <mn>......</mn>
      </mstyle>
      <mstyle color="silver">
        <mn>.......</mn>
      </mstyle>
    </mfrac>
    <annotation encoding="StarMath 5.0">color silver {......} over color silver {.......}</annotation>
  </semantics>
</math>
</file>

<file path=Object 155/content.xml><?xml version="1.0" encoding="utf-8"?>
<math xmlns="http://www.w3.org/1998/Math/MathML" display="block">
  <semantics>
    <mfrac>
      <mstyle color="silver">
        <mn>.........</mn>
      </mstyle>
      <mstyle color="silver">
        <mn>.........</mn>
      </mstyle>
    </mfrac>
    <annotation encoding="StarMath 5.0">color silver {.........} over color silver {.........}</annotation>
  </semantics>
</math>
</file>

<file path=Object 156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{color silver {....}} over {color silver {....}}</annotation>
  </semantics>
</math>
</file>

<file path=Object 157/content.xml><?xml version="1.0" encoding="utf-8"?>
<math xmlns="http://www.w3.org/1998/Math/MathML" display="block">
  <semantics>
    <mfrac>
      <mstyle color="silver">
        <mn>......</mn>
      </mstyle>
      <mstyle color="silver">
        <mn>.......</mn>
      </mstyle>
    </mfrac>
    <annotation encoding="StarMath 5.0">color silver {......} over color silver {.......}</annotation>
  </semantics>
</math>
</file>

<file path=Object 159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{color silver {....}} over {color silver {....}}</annotation>
  </semantics>
</math>
</file>

<file path=Object 160/content.xml><?xml version="1.0" encoding="utf-8"?>
<math xmlns="http://www.w3.org/1998/Math/MathML" display="block">
  <semantics>
    <mfrac>
      <mstyle color="silver">
        <mn>......</mn>
      </mstyle>
      <mstyle color="silver">
        <mn>.......</mn>
      </mstyle>
    </mfrac>
    <annotation encoding="StarMath 5.0">color silver {......} over color silver {.......}</annotation>
  </semantics>
</math>
</file>

<file path=Object 161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{color silver {....}} over {color silver {....}}</annotation>
  </semantics>
</math>
</file>

<file path=Object 162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165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0</math:mn>
    </math:mfrac>
    <math:annotation math:encoding="StarMath 5.0">{{3}} over {{100}}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0</math:mn>
    </math:mfrac>
    <math:annotation math:encoding="StarMath 5.0">{{6}} over {{10}}</math:annotation>
  </math:semantics>
</math:math>
</file>

<file path=Object 171/content.xml><?xml version="1.0" encoding="utf-8"?>
<math xmlns="http://www.w3.org/1998/Math/MathML" display="block">
  <semantics>
    <mfrac>
      <mn>8</mn>
      <mrow>
        <mn>1</mn>
        <mspace width="0.5em"/>
        <mn>000</mn>
      </mrow>
    </mfrac>
    <annotation encoding="StarMath 5.0">{{8}} over {{1`000}}</annotation>
  </semantics>
</math>
</file>

<file path=Object 172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n>1</math:mn>
        <math:mi/>
        <math:mn>000</math:mn>
      </math:mrow>
    </math:mfrac>
    <math:annotation math:encoding="StarMath 5.0">{{2}} over {{1`000}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00</math:mn>
    </math:mfrac>
    <math:annotation math:encoding="StarMath 5.0">{{4}} over {{100}}</math:annotation>
  </math:semantics>
</math:math>
</file>

<file path=Object 174/content.xml><?xml version="1.0" encoding="utf-8"?>
<math xmlns="http://www.w3.org/1998/Math/MathML" display="block">
  <semantics>
    <mfrac>
      <mn>72</mn>
      <mn>100</mn>
    </mfrac>
    <annotation encoding="StarMath 5.0">{{72}} over {{100}}</annotation>
  </semantics>
</math>
</file>

<file path=Object 175/content.xml><?xml version="1.0" encoding="utf-8"?>
<math xmlns="http://www.w3.org/1998/Math/MathML" display="block">
  <semantics>
    <mfrac>
      <mn>622</mn>
      <mrow>
        <mn>1</mn>
        <mspace width="0.5em"/>
        <mn>000</mn>
      </mrow>
    </mfrac>
    <annotation encoding="StarMath 5.0">{{622}} over {{1`000}}</annotation>
  </semantics>
</math>
</file>

<file path=Object 176/content.xml><?xml version="1.0" encoding="utf-8"?>
<math xmlns="http://www.w3.org/1998/Math/MathML" display="block">
  <semantics>
    <mfrac>
      <mn>2</mn>
      <mn>10</mn>
    </mfrac>
    <annotation encoding="StarMath 5.0">{{2}} over {{10}}</annotation>
  </semantics>
</math>
</file>

<file path=Object 177/content.xml><?xml version="1.0" encoding="utf-8"?>
<math xmlns="http://www.w3.org/1998/Math/MathML">
  <semantics>
    <mrow>
      <mfrac>
        <mrow>
          <mrow>
            <mn>205</mn>
          </mrow>
        </mrow>
        <mrow>
          <mrow>
            <mn>100</mn>
          </mrow>
        </mrow>
      </mfrac>
    </mrow>
    <annotation encoding="StarMath 5.0">{{205}} over {{100}}</annotation>
  </semantics>
</math>
</file>

<file path=Object 178/content.xml><?xml version="1.0" encoding="utf-8"?>
<math xmlns="http://www.w3.org/1998/Math/MathML" display="block">
  <semantics>
    <mfrac>
      <mstyle mathcolor="silver">
        <mn>......</mn>
      </mstyle>
      <mstyle mathcolor="silver">
        <mn>......</mn>
      </mstyle>
    </mfrac>
    <annotation encoding="StarMath 5.0">color silver {......} over color silver {......}</annotation>
  </semantics>
</math>
</file>

<file path=Object 179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 over color silver {....}</annotation>
  </semantics>
</math>
</file>

<file path=Object 181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 {......} over color silver {......}</annotation>
  </semantics>
</math>
</file>

<file path=Object 182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 {......} over color silver {......}</annotation>
  </semantics>
</math>
</file>

<file path=Object 183/content.xml><?xml version="1.0" encoding="utf-8"?>
<math xmlns="http://www.w3.org/1998/Math/MathML" display="block">
  <semantics>
    <mfrac>
      <mstyle color="silver">
        <mn>....</mn>
      </mstyle>
      <mstyle color="silver">
        <mn>....</mn>
      </mstyle>
    </mfrac>
    <annotation encoding="StarMath 5.0">color silver {....} over color silver {....}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n>45</mn>
          <mn>6</mn>
        </mfrac>
      </mrow>
      <mo fence="true" form="postfix" stretchy="true">)</mo>
    </mrow>
    <annotation encoding="StarMath 5.0">Left({45}over{6} Right)</annotation>
  </semantics>
</math>
</file>

<file path=Object 25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26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27/content.xml><?xml version="1.0" encoding="utf-8"?>
<math xmlns="http://www.w3.org/1998/Math/MathML" display="block">
  <semantics>
    <mfrac>
      <mn>9</mn>
      <mn>5</mn>
    </mfrac>
    <annotation encoding="StarMath 5.0">{9} over {5}</annotation>
  </semantics>
</math>
</file>

<file path=Object 28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29/content.xml><?xml version="1.0" encoding="utf-8"?>
<math xmlns="http://www.w3.org/1998/Math/MathML" display="block">
  <semantics>
    <mfrac>
      <mn>21</mn>
      <mn>9</mn>
    </mfrac>
    <annotation encoding="StarMath 5.0">{21} over {9}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n>56</mn>
          <mn>6</mn>
        </mfrac>
      </mrow>
      <mo fence="true" form="postfix" stretchy="true">)</mo>
    </mrow>
    <annotation encoding="StarMath 5.0">Left ({56}over{6} Right )</annotation>
  </semantics>
</math>
</file>

<file path=Object 30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31/content.xml><?xml version="1.0" encoding="utf-8"?>
<math xmlns="http://www.w3.org/1998/Math/MathML" display="block">
  <semantics>
    <mfrac>
      <mn>15</mn>
      <mn>4</mn>
    </mfrac>
    <annotation encoding="StarMath 5.0">{15} over {4}</annotation>
  </semantics>
</math>
</file>

<file path=Object 32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33/content.xml><?xml version="1.0" encoding="utf-8"?>
<math xmlns="http://www.w3.org/1998/Math/MathML" display="block">
  <semantics>
    <mfrac>
      <mn>22</mn>
      <mn>7</mn>
    </mfrac>
    <annotation encoding="StarMath 5.0">{22} over {7}</annotation>
  </semantics>
</math>
</file>

<file path=Object 34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35/content.xml><?xml version="1.0" encoding="utf-8"?>
<math xmlns="http://www.w3.org/1998/Math/MathML" display="block">
  <semantics>
    <mfrac>
      <mn>16</mn>
      <mn>9</mn>
    </mfrac>
    <annotation encoding="StarMath 5.0">{16} over {9}</annotation>
  </semantics>
</math>
</file>

<file path=Object 36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37/content.xml><?xml version="1.0" encoding="utf-8"?>
<math xmlns="http://www.w3.org/1998/Math/MathML" display="block">
  <semantics>
    <mfrac>
      <mn>19</mn>
      <mn>6</mn>
    </mfrac>
    <annotation encoding="StarMath 5.0">{19} over {6}</annotation>
  </semantics>
</math>
</file>

<file path=Object 38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39/content.xml><?xml version="1.0" encoding="utf-8"?>
<math xmlns="http://www.w3.org/1998/Math/MathML" display="block">
  <semantics>
    <mfrac>
      <mn>13</mn>
      <mn>5</mn>
    </mfrac>
    <annotation encoding="StarMath 5.0">{13} over {5}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n>40</mn>
          <mn>6</mn>
        </mfrac>
      </mrow>
      <mo fence="true" form="postfix" stretchy="true">)</mo>
    </mrow>
    <annotation encoding="StarMath 5.0">Left ({40}over{6} Right )</annotation>
  </semantics>
</math>
</file>

<file path=Object 40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41/content.xml><?xml version="1.0" encoding="utf-8"?>
<math xmlns="http://www.w3.org/1998/Math/MathML" display="block">
  <semantics>
    <mfrac>
      <mn>25</mn>
      <mn>4</mn>
    </mfrac>
    <annotation encoding="StarMath 5.0">{25} over {4}</annotation>
  </semantics>
</math>
</file>

<file path=Object 42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color silver {....} over color silver {....}</annotation>
  </semantics>
</math>
</file>

<file path=Object 59/content.xml><?xml version="1.0" encoding="utf-8"?>
<math xmlns="http://www.w3.org/1998/Math/MathML" display="block">
  <semantics>
    <mfrac>
      <mn>25</mn>
      <mn>6</mn>
    </mfrac>
    <annotation encoding="StarMath 5.0">{25} over {6}</annotation>
  </semantics>
</math>
</file>

<file path=Object 60/content.xml><?xml version="1.0" encoding="utf-8"?>
<math xmlns="http://www.w3.org/1998/Math/MathML" display="block">
  <semantics>
    <mfrac>
      <mn>45</mn>
      <mn>6</mn>
    </mfrac>
    <annotation encoding="StarMath 5.0">{45} over {6}</annotation>
  </semantics>
</math>
</file>

<file path=Object 61/content.xml><?xml version="1.0" encoding="utf-8"?>
<math xmlns="http://www.w3.org/1998/Math/MathML" display="block">
  <semantics>
    <mfrac>
      <mn>56</mn>
      <mn>6</mn>
    </mfrac>
    <annotation encoding="StarMath 5.0">{56} over {6}</annotation>
  </semantics>
</math>
</file>

<file path=Object 62/content.xml><?xml version="1.0" encoding="utf-8"?>
<math xmlns="http://www.w3.org/1998/Math/MathML" display="block">
  <semantics>
    <mfrac>
      <mn>40</mn>
      <mn>6</mn>
    </mfrac>
    <annotation encoding="StarMath 5.0">{40} over {6}</annotation>
  </semantics>
</math>
</file>

<file path=Object 6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36</math:mn>
          <math:mn>100</math:mn>
        </math:mfrac>
      </math:mrow>
    </math:mstyle>
    <math:annotation math:encoding="StarMath 5.0">size 10 {736 over 100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</math:mn>
          <math:mn>10</math:mn>
        </math:mfrac>
      </math:mrow>
    </math:mstyle>
    <math:annotation math:encoding="StarMath 5.0">size 10 {3 over 10}</math:annotation>
  </math:semantics>
</math:math>
</file>

<file path=Object 69/content.xml><?xml version="1.0" encoding="utf-8"?>
<math xmlns="http://www.w3.org/1998/Math/MathML" display="block">
  <semantics>
    <mstyle mathsize="10pt">
      <mfrac>
        <mn>6</mn>
        <mn>100</mn>
      </mfrac>
    </mstyle>
    <annotation encoding="StarMath 5.0">size 10 {6 over 100}</annotation>
  </semantics>
</math>
</file>

<file path=Object 70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7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1</math:mn>
            <math:mi/>
            <math:mn>253</math:mn>
          </math:mrow>
          <math:mn>100</math:mn>
        </math:mfrac>
      </math:mrow>
    </math:mstyle>
    <math:annotation math:encoding="StarMath 5.0">size 10 {{1`253} over 100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2</math:mn>
          <math:mn>100</math:mn>
        </math:mfrac>
      </math:mrow>
    </math:mstyle>
    <math:annotation math:encoding="StarMath 5.0">size 10 {32 over 100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908</math:mn>
          <math:mn>10</math:mn>
        </math:mfrac>
      </math:mrow>
    </math:mstyle>
    <math:annotation math:encoding="StarMath 5.0">size 10 {908 over 10}</math:annotation>
  </math:semantics>
</math:math>
</file>

<file path=Object 74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75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0</math:mn>
    </math:mfrac>
    <math:annotation math:encoding="StarMath 5.0">{{3}} over {{100}}</math:annotation>
  </math:semantics>
</math:math>
</file>

<file path=Object 81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88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0</math:mn>
    </math:mfrac>
    <math:annotation math:encoding="StarMath 5.0">{{6}} over {{10}}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frac>
      <math:mn>8</math:mn>
      <math:mrow>
        <math:mn>1</math:mn>
        <math:mi/>
        <math:mn>000</math:mn>
      </math:mrow>
    </math:mfrac>
    <math:annotation math:encoding="StarMath 5.0">{{8}} over {{1`000}}</math:annotation>
  </math:semantics>
</math:math>
</file>

<file path=Object 90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91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n>1</math:mn>
        <math:mi/>
        <math:mn>000</math:mn>
      </math:mrow>
    </math:mfrac>
    <math:annotation math:encoding="StarMath 5.0">{{2}} over {{1`000}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00</math:mn>
    </math:mfrac>
    <math:annotation math:encoding="StarMath 5.0">{{4}} over {{100}}</math:annotation>
  </math:semantics>
</math:math>
</file>

<file path=Object 93/content.xml><?xml version="1.0" encoding="utf-8"?>
<math xmlns="http://www.w3.org/1998/Math/MathML" display="block">
  <semantics>
    <mfrac>
      <mstyle color="silver">
        <mn>......</mn>
      </mstyle>
      <mstyle color="silver">
        <mn>......</mn>
      </mstyle>
    </mfrac>
    <annotation encoding="StarMath 5.0">color silver...... over color silver...... </annotation>
  </semantics>
</math>
</file>

<file path=Object 94/content.xml><?xml version="1.0" encoding="utf-8"?>
<math xmlns="http://www.w3.org/1998/Math/MathML" display="block">
  <semantics>
    <mfrac>
      <mn>72</mn>
      <mn>100</mn>
    </mfrac>
    <annotation encoding="StarMath 5.0">{{72}} over {{100}}</annotation>
  </semantics>
</math>
</file>

<file path=Object 95/content.xml><?xml version="1.0" encoding="utf-8"?>
<math xmlns="http://www.w3.org/1998/Math/MathML" display="block">
  <semantics>
    <mstyle mathsize="10pt">
      <mfrac>
        <mstyle mathcolor="silver">
          <mn>.........</mn>
        </mstyle>
        <mstyle mathcolor="silver">
          <mn>.........</mn>
        </mstyle>
      </mfrac>
    </mstyle>
    <annotation encoding="StarMath 5.0">size 10 {{color silver .........} over {color silver.........}}</annotation>
  </semantics>
</math>
</file>

<file path=Object 96/content.xml><?xml version="1.0" encoding="utf-8"?>
<math xmlns="http://www.w3.org/1998/Math/MathML" display="block">
  <semantics>
    <mfrac>
      <mn>622</mn>
      <mrow>
        <mn>1</mn>
        <mspace width="0.5em"/>
        <mn>000</mn>
      </mrow>
    </mfrac>
    <annotation encoding="StarMath 5.0">{{622}} over {{1`000}}</annotation>
  </semantics>
</math>
</file>

<file path=Object 9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size 10 {color silver{.........} over color silver{.........}}</annotation>
  </semantics>
</math>
</file>

<file path=Object 98/content.xml><?xml version="1.0" encoding="utf-8"?>
<math xmlns="http://www.w3.org/1998/Math/MathML" display="block">
  <semantics>
    <mfrac>
      <mn>2</mn>
      <mn>10</mn>
    </mfrac>
    <annotation encoding="StarMath 5.0">{{2}} over {{10}}</annotation>
  </semantics>
</math>
</file>

<file path=Object 9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size 10 {color silver{.........} over color silver{.........}}</annotation>
  </semantics>
</math>
</file>